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s,</text:span><text:span text:style-name="T1"><text:line-break/></text:span><text:span text:style-name="T1">Królem naszym jest.</text:span><text:span text:style-name="T1"><text:line-break/></text:span><text:span text:style-name="T1">Jezus</text:span><text:span text:style-name="T1"><text:line-break/></text:span><text:span text:style-name="T1">nasz umiłowany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Daj wielki pokój nam.</text:span><text:span text:style-name="T1"><text:line-break/></text:span><text:span text:style-name="T1">O, wstań</text:span><text:span text:style-name="T1"><text:line-break/></text:span><text:span text:style-name="T1">i zajaśniej nad nami.</text:span><text:span text:style-name="T1"><text:line-break/></text:span><text:span text:style-name="T1">Wstań Święty Boże nasz.</text:span><text:span text:style-name="T1"><text:line-break/></text:span><text:span text:style-name="T1">O, wstań</text:span><text:span text:style-name="T1"><text:line-break/></text:span><text:span text:style-name="T1">i zajaśniej nad na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06T15:05:41</meta:creation-date>
    <dc:date>2011-01-18T19:36:04.85</dc:date>
    <dc:language>pl-PL</dc:language>
    <meta:editing-cycles>10</meta:editing-cycles>
    <meta:editing-duration>PT00H14M30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